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1:Overledenen__geslacht_en_leeftijd__per_week_CSV.A1 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 Overledenen__geslacht_en_leeftijd__per_week_CSV.AB1:Overledenen__geslacht_en_leeftijd__per_week_CSV.AB1 Overledenen__geslacht_en_leeftijd__per_week_CSV.AB2:Overledenen__geslacht_en_leeftijd__per_week_CSV.AB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5" calcext:value-type="float">
            <text:p>3105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6" calcext:value-type="float">
            <text:p>3366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7" calcext:value-type="float">
            <text:p>315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3" calcext:value-type="float">
            <text:p>31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4" calcext:value-type="float">
            <text:p>31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9" calcext:value-type="float">
            <text:p>31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8" calcext:value-type="float">
            <text:p>30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6" calcext:value-type="float">
            <text:p>31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9" calcext:value-type="float">
            <text:p>32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5" calcext:value-type="float">
            <text:p>50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81" calcext:value-type="float">
            <text:p>498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7" calcext:value-type="float">
            <text:p>43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9" calcext:value-type="float">
            <text:p>337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6" calcext:value-type="float">
            <text:p>29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7" calcext:value-type="float">
            <text:p>27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1" calcext:value-type="float">
            <text:p>27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9" calcext:value-type="float">
            <text:p>272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5" calcext:value-type="float">
            <text:p>269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61" calcext:value-type="float">
            <text:p>26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9" calcext:value-type="float">
            <text:p>263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9" calcext:value-type="float">
            <text:p>261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3" calcext:value-type="float">
            <text:p>267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68" calcext:value-type="float">
            <text:p>266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40" calcext:value-type="float">
            <text:p>264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9" calcext:value-type="float">
            <text:p>320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90" calcext:value-type="float">
            <text:p>269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39" calcext:value-type="float">
            <text:p>273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720" calcext:value-type="float">
            <text:p>272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97" calcext:value-type="float">
            <text:p>299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 office:value-type="float" office:value="3020" calcext:value-type="float">
            <text:p>302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 office:value-type="float" office:value="3449" calcext:value-type="float">
            <text:p>344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 office:value-type="float" office:value="3589" calcext:value-type="float">
            <text:p>358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 office:value-type="float" office:value="3401" calcext:value-type="float">
            <text:p>34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 office:value-type="float" office:value="3606" calcext:value-type="float">
            <text:p>360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 office:value-type="float" office:value="3896" calcext:value-type="float">
            <text:p>38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 office:value-type="float" office:value="3849" calcext:value-type="float">
            <text:p>384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4"/>
          <table:table-cell office:value-type="float" office:value="4077" calcext:value-type="float">
            <text:p>40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7">00/00/0000</text:date>, <text:time style:data-style-name="N2" text:time-value="18:34:38.178815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7T18:37:01.287491232</dc:date>
    <meta:editing-duration>PT36M52S</meta:editing-duration>
    <meta:editing-cycles>21</meta:editing-cycles>
    <meta:generator>LibreOffice/5.3.3.2$MacOSX_X86_64 LibreOffice_project/3d9a8b4b4e538a85e0782bd6c2d430bafe583448</meta:generator>
    <meta:document-statistic meta:table-count="2" meta:cell-count="14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335cm" style:legend-expansion="high" chart:style-name="ch2"/>
        <chart:plot-area chart:style-name="ch3" table:cell-range-address="Overledenen__geslacht_en_leeftijd__per_week_CSV.A1:Overledenen__geslacht_en_leeftijd__per_week_CSV.AB54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series chart:style-name="ch19" chart:values-cell-range-address="Overledenen__geslacht_en_leeftijd__per_week_CSV.AB2:Overledenen__geslacht_en_leeftijd__per_week_CSV.AB54" chart:label-cell-address="Overledenen__geslacht_en_leeftijd__per_week_CSV.AB1:Overledenen__geslacht_en_leeftijd__per_week_CSV.AB1" chart:class="chart:line">
            <chart:data-point chart:repeated="5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  <table:table-cell office:value-type="string">
                <text:p>2021</text:p>
                <draw:g>
                  <svg:desc>Overledenen__geslacht_en_leeftijd__per_week_CSV.AB1:Overledenen__geslacht_en_leeftijd__per_week_CSV.A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5">
                <text:p>3105</text:p>
                <draw:g>
                  <svg:desc>Overledenen__geslacht_en_leeftijd__per_week_CSV.AA2:Overledenen__geslacht_en_leeftijd__per_week_CSV.AA54</svg:desc>
                </draw:g>
              </table:table-cell>
              <table:table-cell office:value-type="float" office:value="4118">
                <text:p>4118</text:p>
                <draw:g>
                  <svg:desc>Overledenen__geslacht_en_leeftijd__per_week_CSV.AB2:Overledenen__geslacht_en_leeftijd__per_week_CSV.AB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6">
                <text:p>3366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7">
                <text:p>3157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3">
                <text:p>3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4">
                <text:p>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9">
                <text:p>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8">
                <text:p>3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6">
                <text:p>3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9">
                <text:p>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5">
                <text:p>5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81">
                <text:p>4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7">
                <text:p>4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9">
                <text:p>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6">
                <text:p>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7">
                <text:p>2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1">
                <text:p>2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9">
                <text:p>2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2">
                <text:p>2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5">
                <text:p>2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61">
                <text:p>2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9">
                <text:p>2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9">
                <text:p>2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8">
                <text:p>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3">
                <text:p>2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68">
                <text:p>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9">
                <text:p>3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55">
                <text:p>2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33">
                <text:p>2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90">
                <text:p>2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39">
                <text:p>2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92">
                <text:p>2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97">
                <text:p>2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3220">
                <text:p>3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3449">
                <text:p>3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3679">
                <text:p>3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3589">
                <text:p>3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3575">
                <text:p>3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3329">
                <text:p>3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3401">
                <text:p>3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3519">
                <text:p>3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3606">
                <text:p>3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3896">
                <text:p>3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3849">
                <text:p>3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7">
                <text:p>40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